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72181570" text:style-name="L1">
        <text:list-item>
          <text:p text:style-name="P1">$ roscreate-pkg lrstwut_dead_reckoning roscpp nav_msgs std_msgs tf<text:line-break/>//roscpp – common ros handling<text:line-break/>//nav_msgs – Odometry msg definition <text:line-break/>//std_msgs – includes geometry_msgs - Twist msg definition<text:line-break/>//tf – transformation frames &amp; Quaternions</text:p>
        </text:list-item>
        <text:list-item>
          <text:p text:style-name="P1">create files dead_reckoning.h &amp; dead_reckoning.cpp </text:p>
        </text:list-item>
        <text:list-item>
          <text:p text:style-name="P1">edit manifest.xml – write brief &amp; description &amp; author etc.</text:p>
        </text:list-item>
        <text:list-item>
          <text:p text:style-name="P1">edit CMakeLists.txt – uncomment rosbuild_add_executable... set 'example' names</text:p>
        </text:list-item>
        <text:list-item>
          <text:p text:style-name="P1">put main function to cpp file</text:p>
        </text:list-item>
        <text:list-item>
          <text:p text:style-name="P1">$ cmake -G"Eclipse CDT4 - Unix Makefiles" <text:line-break/>//create project for Eclipse IDE - more info (and instructions for other IDEs) - google: ros.org IDE</text:p>
        </text:list-item>
        <text:list-item>
          <text:p text:style-name="P1">Import project following instructions from - google: ros.org IDE</text:p>
        </text:list-item>
        <text:list-item>
          <text:p text:style-name="P1">WORK with code auto completion etc... :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clewski </meta:initial-creator>
    <meta:creation-date>2012-08-12T13:02:22</meta:creation-date>
    <dc:date>2012-08-12T15:33:03</dc:date>
    <dc:creator>weclewski </dc:creator>
    <meta:editing-duration>PT2H15M31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8" meta:word-count="108" meta:character-count="16" meta:non-whitespace-character-count="622"/>
  </office:meta>
</office:document-meta>
</file>